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ackground-color="transparent" fo:border-left="0.99pt ridge #000000" fo:border-right="0.99pt ridge #000000" fo:border-top="0.99pt ridge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99pt ridge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0.99pt ridge #000000" fo:background-color="transparent" fo:border-left="0.99pt ridge #000000" fo:border-right="none" fo:border-top="none"/>
    </style:style>
    <style:style style:name="ce6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transparent" fo:border-left="none" fo:border-right="none" fo:border-top="0.99pt ridge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16" style:family="table-cell" style:parent-style-name="Default">
      <style:table-cell-properties fo:background-color="#3399ff" fo:border="0.06pt solid #000000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ridge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104">
      <style:table-cell-properties fo:background-color="transparent" fo:border="none"/>
    </style:style>
    <style:style style:name="ce2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mm"/>
    </style:style>
    <style:style style:name="ce27" style:family="table-cell" style:parent-style-name="Default" style:data-style-name="N11">
      <style:table-cell-properties fo:background-color="#3399ff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color="#8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transparent" fo:border-left="none" fo:border-right="0.99pt ridge #000000" fo:border-top="0.99pt ridge #000000"/>
    </style:style>
    <style:style style:name="ce3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transparent" fo:border-left="none" fo:border-right="0.99pt ridge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04">
      <style:table-cell-properties fo:border-bottom="none" fo:background-color="transparent" fo:border-left="none" fo:border-right="0.99pt ridge #000000" fo:border-top="none"/>
    </style:style>
    <style:style style:name="ce36" style:family="table-cell" style:parent-style-name="Default">
      <style:table-cell-properties fo:border-bottom="0.99pt ridge #000000" fo:background-color="transparent" fo:border-left="none" fo:border-right="0.99pt ridge #000000" fo:border-top="non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42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mm"/>
      <style:text-properties style:text-underline-style="none" fo:font-weight="normal" style:font-weight-asian="normal" style:font-weight-complex="normal"/>
    </style:style>
    <style:style style:name="ce4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mm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 style:data-style-name="N104">
      <style:table-cell-properties fo:background-color="#66ff66"/>
    </style:style>
    <style:style style:name="ce4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47" style:family="table-cell" style:parent-style-name="Default" style:data-style-name="N104">
      <style:table-cell-properties fo:background-color="#66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#ccff66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 style:data-style-name="N104">
      <style:table-cell-properties fo:border="0.06pt solid #000000"/>
    </style:style>
    <style:style style:name="ce60" style:family="table-cell" style:parent-style-name="Default" style:data-style-name="N104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Hoja1" table:style-name="ta1" table:print-ranges="Hoja1.B2:Hoja1.K36">
        <table:table-column table:style-name="co1" table:default-cell-style-name="Default"/>
        <table:table-column table:style-name="co2" table:default-cell-style-name="ce2"/>
        <table:table-column table:style-name="co1" table:number-columns-repeated="5" table:default-cell-style-name="ce12"/>
        <table:table-column table:style-name="co3" table:default-cell-style-name="ce12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33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Proyección de Flujo de Fondos + Inversión</text:p>
          </table:table-cell>
          <table:covered-table-cell table:number-columns-repeated="2" table:style-name="ce11"/>
          <table:covered-table-cell table:style-name="ce23"/>
          <table:covered-table-cell table:number-columns-repeated="5" table:style-name="ce11"/>
          <table:covered-table-cell table:number-columns-repeated="2" table:style-name="ce30"/>
          <table:table-cell/>
          <table:table-cell table:style-name="ce38" office:value-type="string" calcext:value-type="string" table:number-columns-spanned="2" table:number-rows-spanned="1">
            <text:p>Inversión Inicial</text:p>
          </table:table-cell>
          <table:covered-table-cell/>
          <table:table-cell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Ingresos</text:p>
          </table:table-cell>
          <table:table-cell table:number-columns-repeated="6"/>
          <table:table-cell table:style-name="ce12" table:number-columns-repeated="2"/>
          <table:table-cell table:number-columns-repeated="3"/>
          <table:table-cell table:style-name="ce39" office:value-type="string" calcext:value-type="string">
            <text:p>Seña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6"/>
          <table:table-cell table:style-name="ce12" table:number-columns-repeated="2"/>
          <table:table-cell table:number-columns-repeated="3"/>
          <table:table-cell office:value-type="string" calcext:value-type="string">
            <text:p>Charles</text:p>
          </table:table-cell>
          <table:table-cell table:style-name="ce19" office:value-type="currency" office:currency="ARS" office:value="2000" calcext:value-type="currency">
            <text:p>$2.000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*Q=Y </text:p>
          </table:table-cell>
          <table:table-cell office:value-type="string" calcext:value-type="string">
            <text:p>Cuantos jugos producir para cubrir costos?</text:p>
          </table:table-cell>
          <table:table-cell table:number-columns-repeated="5"/>
          <table:table-cell table:style-name="ce12" table:number-columns-repeated="2"/>
          <table:table-cell table:number-columns-repeated="3"/>
          <table:table-cell office:value-type="string" calcext:value-type="string">
            <text:p>Erwin</text:p>
          </table:table-cell>
          <table:table-cell table:style-name="ce19" office:value-type="currency" office:currency="ARS" office:value="2000" calcext:value-type="currency">
            <text:p>$2.000,00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gresos</text:p>
          </table:table-cell>
          <table:table-cell table:number-columns-repeated="6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Gastos Variables ( Relacionado a cantidad de ventas )</text:p>
          </table:table-cell>
          <table:covered-table-cell table:number-columns-repeated="4"/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utas</text:p>
          </table:table-cell>
          <table:table-cell table:number-columns-repeated="5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erduras</text:p>
          </table:table-cell>
          <table:table-cell table:number-columns-repeated="5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sos</text:p>
          </table:table-cell>
          <table:table-cell table:number-columns-repeated="5"/>
          <table:table-cell table:style-name="ce12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Gastos Fijos</text:p>
          </table:table-cell>
          <table:table-cell table:number-columns-repeated="6"/>
          <table:table-cell table:style-name="ce12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 table:number-columns-repeated="6"/>
          <table:table-cell table:style-name="ce13" office:value-type="string" calcext:value-type="string">
            <text:p>1<text:span text:style-name="T1">er</text:span> Semestre</text:p>
          </table:table-cell>
          <table:table-cell table:style-name="ce13" office:value-type="string" calcext:value-type="string">
            <text:p>2er Semestre</text:p>
          </table:table-cell>
          <table:table-cell table:style-name="ce13" office:value-type="string" calcext:value-type="string">
            <text:p>3er Semestre</text:p>
          </table:table-cell>
          <table:table-cell table:style-name="ce34" office:value-type="string" calcext:value-type="string">
            <text:p>4er Semestre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Alquiler</text:p>
          </table:table-cell>
          <table:table-cell table:style-name="ce20" office:value-type="string" calcext:value-type="string" table:number-columns-spanned="3" table:number-rows-spanned="1">
            <text:p>Incremento semestral del 10%</text:p>
          </table:table-cell>
          <table:covered-table-cell table:number-columns-repeated="2"/>
          <table:table-cell table:number-columns-repeated="2"/>
          <table:table-cell table:style-name="ce25" office:value-type="currency" office:currency="ARS" office:value="8300" calcext:value-type="currency">
            <text:p>$8.300,00</text:p>
          </table:table-cell>
          <table:table-cell table:style-name="ce25" table:formula="of:=+[Hoja1.I20]*1.1" office:value-type="currency" office:currency="ARS" office:value="9130" calcext:value-type="currency">
            <text:p>$9.130,00</text:p>
          </table:table-cell>
          <table:table-cell table:style-name="ce19" table:formula="of:=+[Hoja1.J20]*1.1" office:value-type="currency" office:currency="ARS" office:value="10043" calcext:value-type="currency">
            <text:p>$10.043,00</text:p>
          </table:table-cell>
          <table:table-cell table:style-name="ce35" table:formula="of:=+[Hoja1.K20]*1.1" office:value-type="currency" office:currency="ARS" office:value="11047.3" calcext:value-type="currency">
            <text:p>$11.047,3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Impuestos</text:p>
          </table:table-cell>
          <table:table-cell table:style-name="ce20" office:value-type="string" calcext:value-type="string" table:number-columns-spanned="3" table:number-rows-spanned="1">
            <text:p>Cambian a partir Enero de cada año</text:p>
          </table:table-cell>
          <table:covered-table-cell table:number-columns-repeated="2"/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 table:style-name="Default"/>
          <table:table-cell table:style-name="Default" office:value-type="string" calcext:value-type="string">
            <text:p>Agua</text:p>
          </table:table-cell>
          <table:table-cell table:style-name="Default" table:number-columns-repeated="4"/>
          <table:table-cell table:number-columns-repeated="2" table:style-name="ce19" office:value-type="currency" office:currency="ARS" office:value="296.72" calcext:value-type="currency">
            <text:p>$296,72</text:p>
          </table:table-cell>
          <table:table-cell table:style-name="ce19" table:formula="of:=+[Hoja1.J22]*1.3" office:value-type="currency" office:currency="ARS" office:value="385.736" calcext:value-type="currency">
            <text:p>$385,74</text:p>
          </table:table-cell>
          <table:table-cell table:style-name="ce35" office:value-type="currency" office:currency="ARS" office:value="385.74" calcext:value-type="currency">
            <text:p>$385,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unicipal</text:p>
          </table:table-cell>
          <table:table-cell table:style-name="Default" table:number-columns-repeated="4"/>
          <table:table-cell table:style-name="ce19" office:value-type="currency" office:currency="ARS" office:value="236" calcext:value-type="currency">
            <text:p>$236,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ntas</text:p>
          </table:table-cell>
          <table:table-cell table:number-columns-repeated="4"/>
          <table:table-cell table:style-name="ce26" office:value-type="currency" office:currency="ARS" office:value="142" calcext:value-type="currency">
            <text:p>$142,00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pensas</text:p>
          </table:table-cell>
          <table:table-cell table:number-columns-repeated="4"/>
          <table:table-cell table:style-name="ce25" office:value-type="currency" office:currency="ARS" office:value="425" calcext:value-type="currency">
            <text:p>$425,00</text:p>
          </table:table-cell>
          <table:table-cell table:style-name="ce25"/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Sueldos ( Referencia Escala de empleados de Comercio )</text:p>
          </table:table-cell>
          <table:covered-table-cell table:number-columns-repeated="4"/>
          <table:table-cell table:style-name="ce25" office:value-type="currency" office:currency="ARS" office:value="10000" calcext:value-type="currency">
            <text:p>$10.000,00</text:p>
          </table:table-cell>
          <table:table-cell table:style-name="ce25" office:value-type="currency" office:currency="ARS" office:value="12905.5" calcext:value-type="currency">
            <text:p>$12.905,50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uesta en Marcha o Iniciales</text:p>
          </table:table-cell>
          <table:covered-table-cell table:number-columns-repeated="2"/>
          <table:table-cell table:number-columns-repeated="4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ato Alquiler</text:p>
          </table:table-cell>
          <table:table-cell/>
          <table:table-cell table:style-name="Default"/>
          <table:table-cell table:number-columns-repeated="3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mbrado Contrato</text:p>
          </table:table-cell>
          <table:table-cell/>
          <table:table-cell table:style-name="Default"/>
          <table:table-cell/>
          <table:table-cell table:style-name="ce25" table:formula="of:=65400*0.01" office:value-type="currency" office:currency="ARS" office:value="654" calcext:value-type="currency">
            <text:p>$654,00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norarios</text:p>
          </table:table-cell>
          <table:table-cell/>
          <table:table-cell table:style-name="Default"/>
          <table:table-cell/>
          <table:table-cell table:style-name="ce25" table:formula="of:=+114000*0.05" office:value-type="currency" office:currency="ARS" office:value="5700" calcext:value-type="currency">
            <text:p>$5.700,00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erificación de garantías</text:p>
          </table:table-cell>
          <table:table-cell/>
          <table:table-cell table:style-name="Default"/>
          <table:table-cell/>
          <table:table-cell table:style-name="ce26" office:value-type="string" calcext:value-type="string">
            <text:p>$ 200 c/u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ertificación de firmas ( Escribano Público )</text:p>
          </table:table-cell>
          <table:table-cell table:number-columns-repeated="3"/>
          <table:table-cell table:style-name="ce26" office:value-type="string" calcext:value-type="string">
            <text:p>$ 350 c/u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stalaciones </text:p>
          </table:table-cell>
          <table:table-cell table:number-columns-repeated="3"/>
          <table:table-cell table:style-name="ce26"/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table:style-name="ce5"/>
          <table:table-cell table:style-name="ce15" office:value-type="string" calcext:value-type="string">
            <text:p>Acondicionamiento</text:p>
          </table:table-cell>
          <table:table-cell table:style-name="ce15" table:number-columns-repeated="8"/>
          <table:table-cell table:style-name="ce36"/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Lista de Precios al 31/10/2016</text:p>
          </table:table-cell>
          <table:covered-table-cell table:number-columns-repeated="5" table:style-name="Default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Frutas y Verduras</text:p>
          </table:table-cell>
          <table:covered-table-cell table:style-name="ce16"/>
          <table:table-cell table:style-name="ce21" office:value-type="string" calcext:value-type="string">
            <text:p>Kg.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P/Kg.</text:p>
          </table:table-cell>
          <table:table-cell table:style-name="ce27" office:value-type="percentage" office:value="0.4" calcext:value-type="percentage">
            <text:p>40,00%</text:p>
          </table:table-cell>
          <table:table-cell table:style-name="ce21" office:value-type="string" calcext:value-type="string">
            <text:p>Unidades x Kg.</text:p>
          </table:table-cell>
          <table:table-cell table:number-columns-repeated="2"/>
          <table:table-cell table:style-name="ce31" office:value-type="string" calcext:value-type="string" table:number-columns-spanned="4" table:number-rows-spanned="1">
            <text:p>Insumos</text:p>
          </table:table-cell>
          <table:covered-table-cell table:style-name="Default"/>
          <table:covered-table-cell table:number-columns-repeated="2"/>
          <table:table-cell table:style-name="ce40" office:value-type="string" calcext:value-type="string">
            <text:p>P. Unitario</text:p>
          </table:table-cell>
          <table:table-cell table:style-name="ce40" office:value-type="string" calcext:value-type="string">
            <text:p>P. Mayor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anzana Roja</text:p>
          </table:table-cell>
          <table:covered-table-cell table:style-name="ce17"/>
          <table:table-cell table:style-name="ce22" office:value-type="float" office:value="18" calcext:value-type="float">
            <text:p>18</text:p>
          </table:table-cell>
          <table:table-cell table:style-name="ce24" office:value-type="currency" office:currency="ARS" office:value="450" calcext:value-type="currency">
            <text:p>$450,00</text:p>
          </table:table-cell>
          <table:table-cell table:style-name="ce24" table:formula="of:=[Hoja1.E43]/18" office:value-type="currency" office:currency="ARS" office:value="25" calcext:value-type="currency">
            <text:p>$25,00</text:p>
          </table:table-cell>
          <table:table-cell table:style-name="ce28" table:formula="of:=+[Hoja1.F43]*1.4" office:value-type="currency" office:currency="ARS" office:value="35" calcext:value-type="currency">
            <text:p>$35,00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/>
          <table:table-cell table:style-name="ce32" office:value-type="string" calcext:value-type="string">
            <text:p>Vasos</text:p>
          </table:table-cell>
          <table:table-cell table:style-name="ce37" office:value-type="string" calcext:value-type="string" table:number-columns-spanned="3" table:number-rows-spanned="1">
            <text:p>Vaso para licuado Milano 475 cc</text:p>
          </table:table-cell>
          <table:covered-table-cell table:number-columns-repeated="2"/>
          <table:table-cell table:style-name="ce19" office:value-type="currency" office:currency="ARS" office:value="3.28" calcext:value-type="currency">
            <text:p>$3,28</text:p>
          </table:table-cell>
          <table:table-cell table:style-name="ce19" office:value-type="currency" office:currency="ARS" office:value="3.07" calcext:value-type="currency">
            <text:p>$3,07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anzana Verde</text:p>
          </table:table-cell>
          <table:covered-table-cell table:style-name="ce17"/>
          <table:table-cell table:style-name="ce22" office:value-type="float" office:value="18" calcext:value-type="float">
            <text:p>18</text:p>
          </table:table-cell>
          <table:table-cell table:style-name="ce24" office:value-type="currency" office:currency="ARS" office:value="410" calcext:value-type="currency">
            <text:p>$410,00</text:p>
          </table:table-cell>
          <table:table-cell table:style-name="ce24" table:formula="of:=[Hoja1.E44]/[Hoja1.D44]" office:value-type="currency" office:currency="ARS" office:value="22.7777777777778" calcext:value-type="currency">
            <text:p>$22,78</text:p>
          </table:table-cell>
          <table:table-cell table:style-name="ce28" table:formula="of:=+[Hoja1.F44]*1.4" office:value-type="currency" office:currency="ARS" office:value="31.8888888888889" calcext:value-type="currency">
            <text:p>$31,89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3"/>
          <table:table-cell table:style-name="ce37" office:value-type="string" calcext:value-type="string" table:number-columns-spanned="3" table:number-rows-spanned="1">
            <text:p>Vaso para licuado Toledo 375 cc</text:p>
          </table:table-cell>
          <table:covered-table-cell table:number-columns-repeated="2"/>
          <table:table-cell table:style-name="ce19" office:value-type="currency" office:currency="ARS" office:value="2.71" calcext:value-type="currency">
            <text:p>$2,71</text:p>
          </table:table-cell>
          <table:table-cell table:style-name="ce19" office:value-type="currency" office:currency="ARS" office:value="2.55" calcext:value-type="currency">
            <text:p>$2,5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aranja</text:p>
          </table:table-cell>
          <table:covered-table-cell table:style-name="ce17"/>
          <table:table-cell table:style-name="ce22" office:value-type="float" office:value="16" calcext:value-type="float">
            <text:p>16</text:p>
          </table:table-cell>
          <table:table-cell table:style-name="ce24" office:value-type="currency" office:currency="ARS" office:value="100" calcext:value-type="currency">
            <text:p>$100,00</text:p>
          </table:table-cell>
          <table:table-cell table:style-name="ce24" table:formula="of:=+[Hoja1.E45]/[Hoja1.D45]" office:value-type="currency" office:currency="ARS" office:value="6.25" calcext:value-type="currency">
            <text:p>$6,25</text:p>
          </table:table-cell>
          <table:table-cell table:style-name="ce28" table:formula="of:=+[Hoja1.F45]*1.4" office:value-type="currency" office:currency="ARS" office:value="8.75" calcext:value-type="currency">
            <text:p>$8,7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/>
          <table:table-cell table:style-name="ce37" office:value-type="string" calcext:value-type="string" table:number-columns-spanned="3" table:number-rows-spanned="1">
            <text:p>Tapa Vaso Licuado Milano / Toledo</text:p>
          </table:table-cell>
          <table:covered-table-cell table:number-columns-repeated="2"/>
          <table:table-cell table:style-name="ce19" office:value-type="currency" office:currency="ARS" office:value="1.17" calcext:value-type="currency">
            <text:p>$1,17</text:p>
          </table:table-cell>
          <table:table-cell table:style-name="ce19" office:value-type="currency" office:currency="ARS" office:value="1.03" calcext:value-type="currency">
            <text:p>$1,03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epino</text:p>
          </table:table-cell>
          <table:covered-table-cell table:style-name="ce17"/>
          <table:table-cell table:style-name="ce22" office:value-type="float" office:value="15" calcext:value-type="float">
            <text:p>15</text:p>
          </table:table-cell>
          <table:table-cell table:style-name="ce24" office:value-type="currency" office:currency="ARS" office:value="180" calcext:value-type="currency">
            <text:p>$180,00</text:p>
          </table:table-cell>
          <table:table-cell table:style-name="ce24" table:formula="of:=+[Hoja1.E46]/[Hoja1.D46]" office:value-type="currency" office:currency="ARS" office:value="12" calcext:value-type="currency">
            <text:p>$12,00</text:p>
          </table:table-cell>
          <table:table-cell table:style-name="ce28" table:formula="of:=+[Hoja1.F46]*1.4" office:value-type="currency" office:currency="ARS" office:value="16.8" calcext:value-type="currency">
            <text:p>$16,80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era</text:p>
          </table:table-cell>
          <table:covered-table-cell table:style-name="ce17"/>
          <table:table-cell table:style-name="ce22" office:value-type="float" office:value="18" calcext:value-type="float">
            <text:p>18</text:p>
          </table:table-cell>
          <table:table-cell table:style-name="ce24" office:value-type="currency" office:currency="ARS" office:value="300" calcext:value-type="currency">
            <text:p>$300,00</text:p>
          </table:table-cell>
          <table:table-cell table:style-name="ce24" table:formula="of:=+[Hoja1.E47]/[Hoja1.D47]" office:value-type="currency" office:currency="ARS" office:value="16.6666666666667" calcext:value-type="currency">
            <text:p>$16,67</text:p>
          </table:table-cell>
          <table:table-cell table:style-name="ce28" table:formula="of:=+[Hoja1.F47]*1.4" office:value-type="currency" office:currency="ARS" office:value="23.3333333333333" calcext:value-type="currency">
            <text:p>$23,3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emolacha</text:p>
          </table:table-cell>
          <table:covered-table-cell table:style-name="ce17"/>
          <table:table-cell table:style-name="ce22" office:value-type="string" calcext:value-type="string">
            <text:p>1 Atado</text:p>
          </table:table-cell>
          <table:table-cell table:number-columns-repeated="2" table:style-name="ce24" office:value-type="currency" office:currency="ARS" office:value="30" calcext:value-type="currency">
            <text:p>$30,00</text:p>
          </table:table-cell>
          <table:table-cell table:style-name="ce28" table:formula="of:=+[Hoja1.F48]*1.4" office:value-type="currency" office:currency="ARS" office:value="42" calcext:value-type="currency">
            <text:p>$42,00</text:p>
          </table:table-cell>
          <table:table-cell table:style-name="ce2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omate</text:p>
          </table:table-cell>
          <table:covered-table-cell table:style-name="ce17"/>
          <table:table-cell table:style-name="ce22" office:value-type="float" office:value="20" calcext:value-type="float">
            <text:p>20</text:p>
          </table:table-cell>
          <table:table-cell table:style-name="ce24" office:value-type="currency" office:currency="ARS" office:value="150" calcext:value-type="currency">
            <text:p>$150,00</text:p>
          </table:table-cell>
          <table:table-cell table:style-name="ce24" table:formula="of:=+[Hoja1.E49]/[Hoja1.D49]" office:value-type="currency" office:currency="ARS" office:value="7.5" calcext:value-type="currency">
            <text:p>$7,50</text:p>
          </table:table-cell>
          <table:table-cell table:style-name="ce28" table:formula="of:=+[Hoja1.F49]*1.4" office:value-type="currency" office:currency="ARS" office:value="10.5" calcext:value-type="currency">
            <text:p>$10,50</text:p>
          </table:table-cell>
          <table:table-cell table:style-name="ce2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Zanahoria</text:p>
          </table:table-cell>
          <table:covered-table-cell table:style-name="ce17"/>
          <table:table-cell table:style-name="ce22" office:value-type="float" office:value="15" calcext:value-type="float">
            <text:p>15</text:p>
          </table:table-cell>
          <table:table-cell table:style-name="ce24" office:value-type="currency" office:currency="ARS" office:value="80" calcext:value-type="currency">
            <text:p>$80,00</text:p>
          </table:table-cell>
          <table:table-cell table:style-name="ce24" table:formula="of:=+[Hoja1.E50]/[Hoja1.D50]" office:value-type="currency" office:currency="ARS" office:value="5.33333333333333" calcext:value-type="currency">
            <text:p>$5,33</text:p>
          </table:table-cell>
          <table:table-cell table:style-name="ce28" table:formula="of:=+[Hoja1.F50]*1.4" office:value-type="currency" office:currency="ARS" office:value="7.46666666666667" calcext:value-type="currency">
            <text:p>$7,4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Apio</text:p>
          </table:table-cell>
          <table:covered-table-cell table:style-name="ce17"/>
          <table:table-cell table:style-name="ce22" office:value-type="string" calcext:value-type="string">
            <text:p>6 Unidades</text:p>
          </table:table-cell>
          <table:table-cell table:style-name="ce24" office:value-type="currency" office:currency="ARS" office:value="160" calcext:value-type="currency">
            <text:p>$160,00</text:p>
          </table:table-cell>
          <table:table-cell table:style-name="ce24" table:formula="of:=+160/6" office:value-type="currency" office:currency="ARS" office:value="26.6666666666667" calcext:value-type="currency">
            <text:p>$26,67</text:p>
          </table:table-cell>
          <table:table-cell table:style-name="ce28" table:formula="of:=+[Hoja1.F51]*1.4" office:value-type="currency" office:currency="ARS" office:value="37.3333333333333" calcext:value-type="currency">
            <text:p>$37,33</text:p>
          </table:table-cell>
          <table:table-cell table:style-name="ce2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Arandanos</text:p>
          </table:table-cell>
          <table:covered-table-cell table:style-name="ce17"/>
          <table:table-cell table:style-name="ce22" office:value-type="string" calcext:value-type="string">
            <text:p>8 Bandejas</text:p>
          </table:table-cell>
          <table:table-cell table:style-name="ce24" office:value-type="currency" office:currency="ARS" office:value="190" calcext:value-type="currency">
            <text:p>$190,00</text:p>
          </table:table-cell>
          <table:table-cell table:style-name="ce24" table:formula="of:=+190/8" office:value-type="currency" office:currency="ARS" office:value="23.75" calcext:value-type="currency">
            <text:p>$23,75</text:p>
          </table:table-cell>
          <table:table-cell table:style-name="ce28" table:formula="of:=+[Hoja1.F52]*1.4" office:value-type="currency" office:currency="ARS" office:value="33.25" calcext:value-type="currency">
            <text:p>$33,25</text:p>
          </table:table-cell>
          <table:table-cell table:style-name="ce2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Banana</text:p>
          </table:table-cell>
          <table:covered-table-cell table:style-name="ce17"/>
          <table:table-cell table:style-name="ce22" office:value-type="float" office:value="19" calcext:value-type="float">
            <text:p>19</text:p>
          </table:table-cell>
          <table:table-cell table:style-name="ce24" office:value-type="currency" office:currency="ARS" office:value="220" calcext:value-type="currency">
            <text:p>$220,00</text:p>
          </table:table-cell>
          <table:table-cell table:style-name="ce24" table:formula="of:=+[Hoja1.E53]/19" office:value-type="currency" office:currency="ARS" office:value="11.5789473684211" calcext:value-type="currency">
            <text:p>$11,58</text:p>
          </table:table-cell>
          <table:table-cell table:style-name="ce28" table:formula="of:=+[Hoja1.F53]*1.4" office:value-type="currency" office:currency="ARS" office:value="16.2105263157895" calcext:value-type="currency">
            <text:p>$16,21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Espinaca</text:p>
          </table:table-cell>
          <table:covered-table-cell table:style-name="ce17"/>
          <table:table-cell table:style-name="ce22" office:value-type="string" calcext:value-type="string">
            <text:p>12 Unidades</text:p>
          </table:table-cell>
          <table:table-cell table:style-name="ce24" office:value-type="currency" office:currency="ARS" office:value="180" calcext:value-type="currency">
            <text:p>$180,00</text:p>
          </table:table-cell>
          <table:table-cell table:style-name="ce24" table:formula="of:=+180/12" office:value-type="currency" office:currency="ARS" office:value="15" calcext:value-type="currency">
            <text:p>$15,00</text:p>
          </table:table-cell>
          <table:table-cell table:style-name="ce28" table:formula="of:=+[Hoja1.F54]*1.4" office:value-type="currency" office:currency="ARS" office:value="21" calcext:value-type="currency">
            <text:p>$21,00</text:p>
          </table:table-cell>
          <table:table-cell table:style-name="ce2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epollo</text:p>
          </table:table-cell>
          <table:covered-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currency" office:currency="ARS" office:value="10" calcext:value-type="currency">
            <text:p>$10,00</text:p>
          </table:table-cell>
          <table:table-cell table:style-name="ce28" table:formula="of:=+[Hoja1.F55]*1.4" office:value-type="currency" office:currency="ARS" office:value="14" calcext:value-type="currency">
            <text:p>$14,00</text:p>
          </table:table-cell>
          <table:table-cell table:style-name="ce2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Kiwi </text:p>
          </table:table-cell>
          <table:covered-table-cell table:style-name="ce17"/>
          <table:table-cell table:style-name="ce22" office:value-type="float" office:value="10" calcext:value-type="float">
            <text:p>10</text:p>
          </table:table-cell>
          <table:table-cell table:style-name="ce24" office:value-type="currency" office:currency="ARS" office:value="380" calcext:value-type="currency">
            <text:p>$380,00</text:p>
          </table:table-cell>
          <table:table-cell table:style-name="ce24" table:formula="of:=+380/10" office:value-type="currency" office:currency="ARS" office:value="38" calcext:value-type="currency">
            <text:p>$38,00</text:p>
          </table:table-cell>
          <table:table-cell table:style-name="ce28" table:formula="of:=+[Hoja1.F56]*1.4" office:value-type="currency" office:currency="ARS" office:value="53.2" calcext:value-type="currency">
            <text:p>$53,20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món</text:p>
          </table:table-cell>
          <table:covered-table-cell table:style-name="ce17"/>
          <table:table-cell table:style-name="ce22" office:value-type="float" office:value="15" calcext:value-type="float">
            <text:p>15</text:p>
          </table:table-cell>
          <table:table-cell table:style-name="ce24" office:value-type="currency" office:currency="ARS" office:value="350" calcext:value-type="currency">
            <text:p>$350,00</text:p>
          </table:table-cell>
          <table:table-cell table:style-name="ce24" table:formula="of:=+350/15" office:value-type="currency" office:currency="ARS" office:value="23.3333333333333" calcext:value-type="currency">
            <text:p>$23,33</text:p>
          </table:table-cell>
          <table:table-cell table:style-name="ce28" table:formula="of:=+[Hoja1.F57]*1.4" office:value-type="currency" office:currency="ARS" office:value="32.6666666666667" calcext:value-type="currency">
            <text:p>$32,67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9" table:number-columns-spanned="2" table:number-rows-spanned="1"/>
          <table:covered-table-cell table:style-name="Default"/>
          <table:table-cell table:style-name="Default" table:number-columns-repeated="5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8"/>
          <table:table-cell table:style-name="Default" table:number-columns-repeated="5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9"/>
          <table:table-cell table:style-name="Default" table:number-columns-repeated="6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Flu Booster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aracuyá</text:p>
          </table:table-cell>
          <table:table-cell table:style-name="ce19" office:value-type="currency" office:currency="ARS" office:value="20" calcext:value-type="currency">
            <text:p>$20,00</text:p>
          </table:table-cell>
          <table:table-cell table:style-name="ce19" table:formula="of:=+[Hoja1.C65]+([Hoja1.C63]/2)+([Hoja1.C64]/4)" office:value-type="currency" office:currency="ARS" office:value="25" calcext:value-type="currency">
            <text:p>$25,00</text:p>
          </table:table-cell>
          <table:table-cell table:style-name="ce19" table:formula="of:=+[Hoja1.D63]*1.4" office:value-type="currency" office:currency="ARS" office:value="35" calcext:value-type="currency">
            <text:p>$35,0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ango</text:p>
          </table:table-cell>
          <table:table-cell table:style-name="ce19" office:value-type="currency" office:currency="ARS" office:value="20" calcext:value-type="currency">
            <text:p>$20,00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anzana Roja</text:p>
          </table:table-cell>
          <table:table-cell table:style-name="ce19" office:value-type="currency" office:currency="ARS" office:value="10" calcext:value-type="currency">
            <text:p>$10,00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4"/>
        </table:table-row>
      </table:table>
      <table:table table:name="Hoja2" table:style-name="ta1">
        <table:table-column table:style-name="co1" table:number-columns-repeated="4" table:default-cell-style-name="Default"/>
        <table:table-column table:style-name="co3" table:number-columns-repeated="5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38" table:number-columns-spanned="7" table:number-rows-spanned="1"/>
          <table:covered-table-cell table:number-columns-repeated="6"/>
          <table:table-cell table:number-columns-repeated="12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Gastos Fijos</text:p>
          </table:table-cell>
          <table:covered-table-cell/>
          <table:table-cell table:number-columns-repeated="5"/>
          <table:table-cell table:style-name="ce31" office:value-type="string" calcext:value-type="string" table:number-columns-spanned="2" table:number-rows-spanned="1">
            <text:p>Puesta en Marcha</text:p>
          </table:table-cell>
          <table:covered-table-cell/>
          <table:table-cell table:number-columns-repeated="2"/>
          <table:table-cell table:style-name="ce31" office:value-type="string" calcext:value-type="string" table:number-columns-spanned="2" table:number-rows-spanned="1">
            <text:p>Productos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Alquiler</text:p>
          </table:table-cell>
          <table:table-cell table:style-name="ce42" office:value-type="currency" office:currency="ARS" office:value="8300" calcext:value-type="currency">
            <text:p>$8.300,00</text:p>
          </table:table-cell>
          <table:table-cell/>
          <table:table-cell table:style-name="ce48" office:value-type="string" calcext:value-type="string" table:number-columns-spanned="2" table:number-rows-spanned="1">
            <text:p>Alq. Proporcional por 12 días</text:p>
          </table:table-cell>
          <table:covered-table-cell/>
          <table:table-cell table:style-name="ce19" table:formula="of:=([Hoja2.C4]*12)/30" office:value-type="currency" office:currency="ARS" office:value="3320" calcext:value-type="currency">
            <text:p>$3.320,00</text:p>
          </table:table-cell>
          <table:table-cell/>
          <table:table-cell office:value-type="string" calcext:value-type="string">
            <text:p>Barra</text:p>
          </table:table-cell>
          <table:table-cell table:style-name="ce19" office:value-type="currency" office:currency="ARS" office:value="15000" calcext:value-type="currency">
            <text:p>$15.000,00</text:p>
          </table:table-cell>
          <table:table-cell table:number-columns-repeated="2"/>
          <table:table-cell table:style-name="ce51" office:value-type="string" calcext:value-type="string" table:number-columns-spanned="2" table:number-rows-spanned="1">
            <text:p>Jugos frutales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Honorarios</text:p>
          </table:table-cell>
          <table:table-cell table:style-name="ce19" office:value-type="currency" office:currency="ARS" office:value="4000" calcext:value-type="currency">
            <text:p>$4.000,00</text:p>
          </table:table-cell>
          <table:table-cell/>
          <table:table-cell office:value-type="string" calcext:value-type="string">
            <text:p>Municipal por 12 dias</text:p>
          </table:table-cell>
          <table:table-cell/>
          <table:table-cell table:style-name="ce19" table:formula="of:=+([Hoja2.C16]*12)/30" office:value-type="currency" office:currency="ARS" office:value="94.4" calcext:value-type="currency">
            <text:p>$94,40</text:p>
          </table:table-cell>
          <table:table-cell/>
          <table:table-cell office:value-type="string" calcext:value-type="string">
            <text:p>Bacha</text:p>
          </table:table-cell>
          <table:table-cell table:style-name="ce19" office:value-type="currency" office:currency="ARS" office:value="10000" calcext:value-type="currency">
            <text:p>$10.000,00</text:p>
          </table:table-cell>
          <table:table-cell table:number-columns-repeated="2"/>
          <table:table-cell office:value-type="string" calcext:value-type="string">
            <text:p>Café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Timbrado</text:p>
          </table:table-cell>
          <table:table-cell table:style-name="ce19" office:value-type="currency" office:currency="ARS" office:value="2312" calcext:value-type="currency">
            <text:p>$2.312,00</text:p>
          </table:table-cell>
          <table:table-cell/>
          <table:table-cell office:value-type="string" calcext:value-type="string">
            <text:p>Rentas por 12 dias</text:p>
          </table:table-cell>
          <table:table-cell/>
          <table:table-cell table:style-name="ce19" table:formula="of:=([Hoja2.C17]*12)/30" office:value-type="currency" office:currency="ARS" office:value="56.8" calcext:value-type="currency">
            <text:p>$56,80</text:p>
          </table:table-cell>
          <table:table-cell/>
          <table:table-cell office:value-type="string" calcext:value-type="string">
            <text:p>Decoración</text:p>
          </table:table-cell>
          <table:table-cell table:style-name="ce19" office:value-type="currency" office:currency="ARS" office:value="10000" calcext:value-type="currency">
            <text:p>$10.000,00</text:p>
          </table:table-cell>
          <table:table-cell table:number-columns-repeated="2"/>
          <table:table-cell table:style-name="ce51" office:value-type="string" calcext:value-type="string" table:number-columns-spanned="2" table:number-rows-spanned="1">
            <text:p>Aguas Isotónicas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Averiguación Garantías</text:p>
          </table:table-cell>
          <table:table-cell table:style-name="ce43" office:value-type="currency" office:currency="ARS" office:value="1000" calcext:value-type="currency" table:number-columns-spanned="1" table:number-rows-spanned="2">
            <text:p>$1.000,00</text:p>
          </table:table-cell>
          <table:table-cell/>
          <table:table-cell office:value-type="string" calcext:value-type="string">
            <text:p>Expensas por 12 dias</text:p>
          </table:table-cell>
          <table:table-cell/>
          <table:table-cell table:style-name="ce19" table:formula="of:=(425*12)/30" office:value-type="currency" office:currency="ARS" office:value="170" calcext:value-type="currency">
            <text:p>$170,00</text:p>
          </table:table-cell>
          <table:table-cell/>
          <table:table-cell office:value-type="string" calcext:value-type="string">
            <text:p>Electricidad</text:p>
          </table:table-cell>
          <table:table-cell table:style-name="ce19" office:value-type="currency" office:currency="ARS" office:value="5000" calcext:value-type="currency">
            <text:p>$5.000,00</text:p>
          </table:table-cell>
          <table:table-cell table:number-columns-repeated="2"/>
          <table:table-cell office:value-type="string" calcext:value-type="string">
            <text:p>Sanguches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4"/>
          <table:table-cell/>
          <table:table-cell office:value-type="string" calcext:value-type="string">
            <text:p>Aguas por 12 dias</text:p>
          </table:table-cell>
          <table:table-cell/>
          <table:table-cell table:style-name="ce19" table:formula="of:=([Hoja2.C15]*12)/30" office:value-type="currency" office:currency="ARS" office:value="95.888" calcext:value-type="currency">
            <text:p>$95,89</text:p>
          </table:table-cell>
          <table:table-cell/>
          <table:table-cell office:value-type="string" calcext:value-type="string">
            <text:p>Mesas</text:p>
          </table:table-cell>
          <table:table-cell table:style-name="ce19" office:value-type="currency" office:currency="ARS" office:value="6000" calcext:value-type="currency">
            <text:p>$6.000,00</text:p>
          </table:table-cell>
          <table:table-cell table:number-columns-repeated="2"/>
          <table:table-cell table:style-name="ce51" office:value-type="string" calcext:value-type="string" table:number-columns-spanned="2" table:number-rows-spanned="1">
            <text:p>Barras de Cereal</text:p>
          </table:table-cell>
          <table:covered-table-cell/>
          <table:table-cell table:number-columns-repeated="5"/>
          <table:table-cell table:style-name="ce19" table:number-columns-repeated="2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Certificación de firmas</text:p>
          </table:table-cell>
          <table:table-cell table:style-name="ce43" office:value-type="currency" office:currency="ARS" office:value="1200" calcext:value-type="currency" table:number-columns-spanned="1" table:number-rows-spanned="2">
            <text:p>$1.200,00</text:p>
          </table:table-cell>
          <table:table-cell table:number-columns-repeated="3"/>
          <table:table-cell table:style-name="ce47" table:formula="of:=SUM([Hoja2.G4:.G8])" office:value-type="currency" office:currency="ARS" office:value="3737.088" calcext:value-type="currency">
            <text:p>$3.737,09</text:p>
          </table:table-cell>
          <table:table-cell/>
          <table:table-cell office:value-type="string" calcext:value-type="string">
            <text:p>Horno Eléctrico</text:p>
          </table:table-cell>
          <table:table-cell table:style-name="ce19" office:value-type="currency" office:currency="ARS" office:value="5000" calcext:value-type="currency">
            <text:p>$5.000,00</text:p>
          </table:table-cell>
          <table:table-cell table:number-columns-repeated="2"/>
          <table:table-cell office:value-type="string" calcext:value-type="string">
            <text:p>Tragos</text:p>
          </table:table-cell>
          <table:table-cell table:number-columns-repeated="6"/>
          <table:table-cell table:style-name="ce19" table:number-columns-repeated="2"/>
        </table:table-row>
        <table:table-row table:style-name="ro1">
          <table:table-cell/>
          <table:covered-table-cell/>
          <table:covered-table-cell table:style-name="ce44"/>
          <table:table-cell table:number-columns-repeated="5"/>
          <table:table-cell office:value-type="string" calcext:value-type="string">
            <text:p>Sillas</text:p>
          </table:table-cell>
          <table:table-cell table:style-name="ce19" office:value-type="currency" office:currency="ARS" office:value="7000" calcext:value-type="currency">
            <text:p>$7.000,00</text:p>
          </table:table-cell>
          <table:table-cell table:number-columns-repeated="2"/>
          <table:table-cell office:value-type="string" calcext:value-type="string">
            <text:p>Criollos</text:p>
          </table:table-cell>
          <table:table-cell table:number-columns-repeated="6"/>
          <table:table-cell table:style-name="ce19" table:number-columns-repeated="2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Monotributo Charles</text:p>
          </table:table-cell>
          <table:table-cell table:style-name="ce43" office:value-type="currency" office:currency="ARS" office:value="615" calcext:value-type="currency" table:number-columns-spanned="1" table:number-rows-spanned="2">
            <text:p>$615,00</text:p>
          </table:table-cell>
          <table:table-cell table:number-columns-repeated="5"/>
          <table:table-cell office:value-type="string" calcext:value-type="string">
            <text:p>Platos</text:p>
          </table:table-cell>
          <table:table-cell table:style-name="ce19" office:value-type="currency" office:currency="ARS" office:value="2000" calcext:value-type="currency">
            <text:p>$2.000,00</text:p>
          </table:table-cell>
          <table:table-cell table:number-columns-repeated="2"/>
          <table:table-cell office:value-type="string" calcext:value-type="string">
            <text:p>Chipas</text:p>
          </table:table-cell>
          <table:table-cell table:number-columns-repeated="6"/>
          <table:table-cell table:style-name="ce19" table:number-columns-repeated="2"/>
        </table:table-row>
        <table:table-row table:style-name="ro1">
          <table:table-cell/>
          <table:covered-table-cell/>
          <table:covered-table-cell table:style-name="ce44"/>
          <table:table-cell table:number-columns-repeated="5"/>
          <table:table-cell office:value-type="string" calcext:value-type="string">
            <text:p>Vasos</text:p>
          </table:table-cell>
          <table:table-cell table:style-name="ce19" office:value-type="currency" office:currency="ARS" office:value="2000" calcext:value-type="currency">
            <text:p>$2.000,00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table:number-columns-repeated="6"/>
          <table:table-cell table:style-name="ce19" table:number-columns-repeated="2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Matrícula Inmuebles</text:p>
          </table:table-cell>
          <table:table-cell table:style-name="ce43" office:value-type="currency" office:currency="ARS" office:value="120" calcext:value-type="currency" table:number-columns-spanned="1" table:number-rows-spanned="2">
            <text:p>$120,00</text:p>
          </table:table-cell>
          <table:table-cell table:number-columns-repeated="5"/>
          <table:table-cell office:value-type="string" calcext:value-type="string">
            <text:p>Cafetera</text:p>
          </table:table-cell>
          <table:table-cell table:style-name="ce19" office:value-type="currency" office:currency="ARS" office:value="9000" calcext:value-type="currency">
            <text:p>$9.000,00</text:p>
          </table:table-cell>
          <table:table-cell table:number-columns-repeated="2"/>
          <table:table-cell office:value-type="string" calcext:value-type="string">
            <text:p>Vasos</text:p>
          </table:table-cell>
          <table:table-cell table:number-columns-repeated="6"/>
          <table:table-cell table:style-name="ce19" table:number-columns-repeated="2"/>
        </table:table-row>
        <table:table-row table:style-name="ro1">
          <table:table-cell/>
          <table:covered-table-cell/>
          <table:covered-table-cell table:style-name="ce19"/>
          <table:table-cell table:number-columns-repeated="5"/>
          <table:table-cell office:value-type="string" calcext:value-type="string">
            <text:p>Heladera</text:p>
          </table:table-cell>
          <table:table-cell table:style-name="ce50" office:value-type="currency" office:currency="ARS" office:value="30000" calcext:value-type="currency">
            <text:p>$30.000,00</text:p>
          </table:table-cell>
          <table:table-cell table:number-columns-repeated="2"/>
          <table:table-cell office:value-type="string" calcext:value-type="string">
            <text:p>Platos</text:p>
          </table:table-cell>
          <table:table-cell table:number-columns-repeated="6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table:style-name="ce19" office:value-type="currency" office:currency="ARS" office:value="239.72" calcext:value-type="currency">
            <text:p>$239,72</text:p>
          </table:table-cell>
          <table:table-cell table:number-columns-repeated="6"/>
          <table:table-cell table:style-name="ce47" table:formula="of:=SUM([Hoja2.J4:.J14])" office:value-type="currency" office:currency="ARS" office:value="101000" calcext:value-type="currency">
            <text:p>$101.000,00</text:p>
          </table:table-cell>
          <table:table-cell table:number-columns-repeated="2"/>
          <table:table-cell office:value-type="string" calcext:value-type="string">
            <text:p>Café</text:p>
          </table:table-cell>
          <table:table-cell table:number-columns-repeated="6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Municipal</text:p>
          </table:table-cell>
          <table:table-cell table:style-name="ce19" office:value-type="currency" office:currency="ARS" office:value="236" calcext:value-type="currency">
            <text:p>$236,00</text:p>
          </table:table-cell>
          <table:table-cell table:number-columns-repeated="9"/>
          <table:table-cell table:style-name="ce51" office:value-type="string" calcext:value-type="string" table:number-columns-spanned="2" table:number-rows-spanned="1">
            <text:p>Leche en polvo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Rentas</text:p>
          </table:table-cell>
          <table:table-cell table:style-name="ce19" office:value-type="currency" office:currency="ARS" office:value="142" calcext:value-type="currency">
            <text:p>$142,00</text:p>
          </table:table-cell>
          <table:table-cell table:number-columns-repeated="5"/>
          <table:table-cell table:style-name="ce31" office:value-type="string" calcext:value-type="string" table:number-columns-spanned="2" table:number-rows-spanned="1">
            <text:p>G.F. + P. en Marcha</text:p>
          </table:table-cell>
          <table:covered-table-cell/>
          <table:table-cell table:style-name="ce47" table:formula="of:=+[Hoja2.J15]+[Hoja2.C32]+[Hoja2.G9]" office:value-type="currency" office:currency="ARS" office:value="133476.808" calcext:value-type="currency">
            <text:p>$133.476,81</text:p>
          </table:table-cell>
          <table:table-cell/>
          <table:table-cell office:value-type="string" calcext:value-type="string">
            <text:p>azuc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pensas</text:p>
          </table:table-cell>
          <table:table-cell table:style-name="ce19" office:value-type="currency" office:currency="ARS" office:value="425" calcext:value-type="currency">
            <text:p>$425,00</text:p>
          </table:table-cell>
          <table:table-cell table:number-columns-repeated="9"/>
          <table:table-cell office:value-type="string" calcext:value-type="string">
            <text:p>edulcora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style-name="ce19" office:value-type="currency" office:currency="ARS" office:value="1750" calcext:value-type="currency">
            <text:p>$1.750,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ueldo</text:p>
          </table:table-cell>
          <table:table-cell table:style-name="ce19" office:value-type="currency" office:currency="ARS" office:value="5000" calcext:value-type="currency">
            <text:p>$5.000,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. Eléctrica</text:p>
          </table:table-cell>
          <table:table-cell table:style-name="ce19" office:value-type="currency" office:currency="ARS" office:value="1500" calcext:value-type="currency">
            <text:p>$1.500,00</text:p>
          </table:table-cell>
          <table:table-cell table:number-columns-repeated="18"/>
        </table:table-row>
        <table:table-row table:style-name="ro1">
          <table:table-cell/>
          <table:table-cell table:style-name="ce41" office:value-type="string" calcext:value-type="string">
            <text:p>Seguro Civil</text:p>
          </table:table-cell>
          <table:table-cell table:style-name="ce43" office:value-type="currency" office:currency="ARS" office:value="800" calcext:value-type="currency">
            <text:p>$800,00</text:p>
          </table:table-cell>
          <table:table-cell table:number-columns-repeated="18"/>
        </table:table-row>
        <table:table-row table:style-name="ro1">
          <table:table-cell/>
          <table:table-cell table:style-name="ce41" office:value-type="string" calcext:value-type="string" table:number-columns-spanned="1" table:number-rows-spanned="4">
            <text:p>Trámites habilitación Municipalidad</text:p>
          </table:table-cell>
          <table:table-cell table:style-name="ce43" office:value-type="currency" office:currency="ARS" office:value="1000" calcext:value-type="currency" table:number-columns-spanned="1" table:number-rows-spanned="4">
            <text:p>$1.000,00</text:p>
          </table:table-cell>
          <table:table-cell table:number-columns-repeated="18"/>
        </table:table-row>
        <table:table-row table:style-name="ro1">
          <table:table-cell/>
          <table:covered-table-cell/>
          <table:covered-table-cell table:style-name="ce44"/>
          <table:table-cell table:number-columns-repeated="18"/>
        </table:table-row>
        <table:table-row table:style-name="ro1">
          <table:table-cell/>
          <table:covered-table-cell/>
          <table:covered-table-cell table:style-name="ce19"/>
          <table:table-cell table:number-columns-repeated="18"/>
        </table:table-row>
        <table:table-row table:style-name="ro1">
          <table:table-cell/>
          <table:covered-table-cell/>
          <table:covered-table-cell table:style-name="ce1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I.I.B.B.</text:p>
          </table:table-cell>
          <table:table-cell table:style-name="ce45"/>
          <table:table-cell table:number-columns-repeated="18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Credencial Plastificada</text:p>
          </table:table-cell>
          <table:table-cell table:style-name="ce43" office:value-type="currency" office:currency="ARS" office:value="50" calcext:value-type="currency" table:number-columns-spanned="1" table:number-rows-spanned="2">
            <text:p>$50,00</text:p>
          </table:table-cell>
          <table:table-cell table:number-columns-repeated="18"/>
        </table:table-row>
        <table:table-row table:style-name="ro1">
          <table:table-cell/>
          <table:covered-table-cell table:number-columns-repeated="2"/>
          <table:table-cell table:number-columns-repeated="18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Carnet Sanitario</text:p>
          </table:table-cell>
          <table:table-cell table:style-name="ce46" office:value-type="currency" office:currency="ARS" office:value="50" calcext:value-type="currency" table:number-columns-spanned="1" table:number-rows-spanned="2">
            <text:p>$50,00</text:p>
          </table:table-cell>
          <table:table-cell table:number-columns-repeated="18"/>
        </table:table-row>
        <table:table-row table:style-name="ro1">
          <table:table-cell/>
          <table:covered-table-cell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47" table:formula="of:=SUM([Hoja2.C4:.C30])" office:value-type="currency" office:currency="ARS" office:value="28739.72" calcext:value-type="currency">
            <text:p>$28.739,72</text:p>
          </table:table-cell>
          <table:table-cell table:number-columns-repeated="18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4"/>
          <table:table-cell table:style-name="ce49" office:value-type="string" calcext:value-type="string">
            <text:p>Lunes</text:p>
          </table:table-cell>
          <table:table-cell table:style-name="ce49" office:value-type="string" calcext:value-type="string">
            <text:p>martes</text:p>
          </table:table-cell>
          <table:table-cell table:style-name="ce49" office:value-type="string" calcext:value-type="string">
            <text:p>miércoles</text:p>
          </table:table-cell>
          <table:table-cell table:style-name="ce49" office:value-type="string" calcext:value-type="string">
            <text:p>jueves</text:p>
          </table:table-cell>
          <table:table-cell table:style-name="ce49" office:value-type="string" calcext:value-type="string">
            <text:p>viernes</text:p>
          </table:table-cell>
          <table:table-cell table:style-name="ce49" office:value-type="string" calcext:value-type="string">
            <text:p>sábado</text:p>
          </table:table-cell>
          <table:table-cell table:style-name="ce49" office:value-type="string" calcext:value-type="string">
            <text:p>doming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Jugos</text:p>
          </table:table-cell>
          <table:table-cell office:value-type="string" calcext:value-type="string">
            <text:p>Colaciones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rienda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Jugos</text:p>
          </table:table-cell>
          <table:table-cell office:value-type="string" calcext:value-type="string">
            <text:p>Colaciones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Jugos</text:p>
          </table:table-cell>
          <table:table-cell office:value-type="string" calcext:value-type="string">
            <text:p>Colaciones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eritivos</text:p>
          </table:table-cell>
          <table:table-cell office:value-type="string" calcext:value-type="string">
            <text:p>Jugos</text:p>
          </table:table-cell>
          <table:table-cell office:value-type="string" calcext:value-type="string">
            <text:p>Colaciones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SUM([Hoja2.E38:.E41])" office:value-type="float" office:value="1000" calcext:value-type="float">
            <text:p>1000</text:p>
          </table:table-cell>
          <table:table-cell table:formula="of:=SUM([Hoja2.F38:.F41])" office:value-type="float" office:value="900" calcext:value-type="float">
            <text:p>900</text:p>
          </table:table-cell>
          <table:table-cell table:formula="of:=SUM([Hoja2.G38:.G41])" office:value-type="float" office:value="0" calcext:value-type="float">
            <text:p>0</text:p>
          </table:table-cell>
          <table:table-cell table:formula="of:=SUM([Hoja2.H38:.H41])" office:value-type="float" office:value="0" calcext:value-type="float">
            <text:p>0</text:p>
          </table:table-cell>
          <table:table-cell table:formula="of:=SUM([Hoja2.I38:.I41])" office:value-type="float" office:value="0" calcext:value-type="float">
            <text:p>0</text:p>
          </table:table-cell>
          <table:table-cell table:formula="of:=SUM([Hoja2.J38:.J41])" office:value-type="float" office:value="0" calcext:value-type="float">
            <text:p>0</text:p>
          </table:table-cell>
          <table:table-cell table:formula="of:=SUM([Hoja2.K38:.K41])" office:value-type="float" office:value="0" calcext:value-type="float">
            <text:p>0</text:p>
          </table:table-cell>
          <table:table-cell table:style-name="ce47" table:formula="of:=SUM([Hoja2.E42:.K42])" office:value-type="currency" office:currency="ARS" office:value="1900" calcext:value-type="currency">
            <text:p>$1.900,00</text:p>
          </table:table-cell>
          <table:table-cell table:number-columns-repeated="9"/>
        </table:table-row>
      </table:table>
      <table:table table:name="Hoja3" table:style-name="ta1" table:print-ranges="Hoja3.B3:Hoja3.P50">
        <table:shapes>
          <draw:frame draw:z-index="0" draw:style-name="gr1" draw:text-style-name="P1" svg:width="159.99mm" svg:height="89.99mm" svg:x="22.48mm" svg:y="221.47mm">
            <loext:p draw:notify-on-update-of-ranges="Hoja3.B10:Hoja3.C26 Hoja3.E10:Hoja3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65mm" svg:y="221.46mm">
            <loext:p draw:notify-on-update-of-ranges="Hoja3.B28:Hoja3.C37 Hoja3.E28:Hoja3.E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4"/>
        <table:table-column table:style-name="co1" table:default-cell-style-name="ce17"/>
        <table:table-column table:style-name="co1" table:number-columns-repeated="13" table:default-cell-style-name="ce5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4"/>
          <table:table-cell table:style-name="ce62" office:value-type="string" calcext:value-type="string" table:number-columns-spanned="5" table:number-rows-spanned="1">
            <text:p>Incremento de 40% en impuestos</text:p>
          </table:table-cell>
          <table:covered-table-cell table:number-columns-repeated="4" table:style-name="Default"/>
          <table:table-cell table:style-name="ce63" office:value-type="string" calcext:value-type="string" table:number-columns-spanned="6" table:number-rows-spanned="1">
            <text:p>Incremento 30% en S.C. y 40% en expensas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ce52" office:value-type="string" calcext:value-type="string" table:number-columns-spanned="2" table:number-rows-spanned="2">
            <text:p>Costos Fijos</text:p>
          </table:table-cell>
          <table:covered-table-cell table:style-name="Default"/>
          <table:table-cell table:style-name="ce58" office:value-type="string" calcext:value-type="string" table:number-columns-spanned="1" table:number-rows-spanned="2">
            <text:p>Momento 0</text:p>
          </table:table-cell>
          <table:table-cell table:style-name="ce58" office:value-type="string" calcext:value-type="string" table:number-columns-spanned="1" table:number-rows-spanned="2">
            <text:p>Mes 1</text:p>
          </table:table-cell>
          <table:table-cell table:style-name="ce58" office:value-type="string" calcext:value-type="string" table:number-columns-spanned="1" table:number-rows-spanned="2">
            <text:p>Mes 2</text:p>
          </table:table-cell>
          <table:table-cell table:style-name="ce58" office:value-type="string" calcext:value-type="string" table:number-columns-spanned="1" table:number-rows-spanned="2">
            <text:p>Mes 3</text:p>
          </table:table-cell>
          <table:table-cell table:style-name="ce58" office:value-type="string" calcext:value-type="string" table:number-columns-spanned="1" table:number-rows-spanned="2">
            <text:p>Mes 4</text:p>
          </table:table-cell>
          <table:table-cell table:style-name="ce58" office:value-type="string" calcext:value-type="string" table:number-columns-spanned="1" table:number-rows-spanned="2">
            <text:p>Mes 5</text:p>
          </table:table-cell>
          <table:table-cell table:style-name="ce58" office:value-type="string" calcext:value-type="string" table:number-columns-spanned="1" table:number-rows-spanned="2">
            <text:p>Mes 6</text:p>
          </table:table-cell>
          <table:table-cell table:style-name="ce58" office:value-type="string" calcext:value-type="string" table:number-columns-spanned="1" table:number-rows-spanned="2">
            <text:p>Mes 7</text:p>
          </table:table-cell>
          <table:table-cell table:style-name="ce58" office:value-type="string" calcext:value-type="string" table:number-columns-spanned="1" table:number-rows-spanned="2">
            <text:p>Mes 8</text:p>
          </table:table-cell>
          <table:table-cell table:style-name="ce58" office:value-type="string" calcext:value-type="string" table:number-columns-spanned="1" table:number-rows-spanned="2">
            <text:p>Mes 9</text:p>
          </table:table-cell>
          <table:table-cell table:style-name="ce58" office:value-type="string" calcext:value-type="string" table:number-columns-spanned="1" table:number-rows-spanned="2">
            <text:p>Mes 10</text:p>
          </table:table-cell>
          <table:table-cell table:style-name="ce58" office:value-type="string" calcext:value-type="string" table:number-columns-spanned="1" table:number-rows-spanned="2">
            <text:p>Mes 11</text:p>
          </table:table-cell>
          <table:table-cell table:style-name="ce58" office:value-type="string" calcext:value-type="string" table:number-columns-spanned="1" table:number-rows-spanned="2">
            <text:p>Mes 12</text:p>
          </table:table-cell>
        </table:table-row>
        <table:table-row table:style-name="ro1">
          <table:table-cell/>
          <table:covered-table-cell table:style-name="ce53"/>
          <table:covered-table-cell table:number-columns-repeated="14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1">
            <text:p>Alq. Proporcional</text:p>
          </table:table-cell>
          <table:covered-table-cell table:style-name="ce57"/>
          <table:table-cell office:value-type="currency" office:currency="ARS" office:value="3320" calcext:value-type="currency">
            <text:p>$3.320,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2" table:number-rows-spanned="1">
            <text:p>Municipal Prop.</text:p>
          </table:table-cell>
          <table:covered-table-cell/>
          <table:table-cell office:value-type="currency" office:currency="ARS" office:value="94.4" calcext:value-type="currency">
            <text:p>$94,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2" table:number-rows-spanned="1">
            <text:p>Agua Prop.</text:p>
          </table:table-cell>
          <table:covered-table-cell/>
          <table:table-cell office:value-type="currency" office:currency="ARS" office:value="95.89" calcext:value-type="currency">
            <text:p>$95,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2" table:number-rows-spanned="1">
            <text:p>Expensas Prop.</text:p>
          </table:table-cell>
          <table:covered-table-cell/>
          <table:table-cell office:value-type="currency" office:currency="ARS" office:value="170" calcext:value-type="currency">
            <text:p>$170,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2" table:number-rows-spanned="1">
            <text:p>Alquiler</text:p>
          </table:table-cell>
          <table:covered-table-cell/>
          <table:table-cell/>
          <table:table-cell table:number-columns-repeated="5" office:value-type="currency" office:currency="ARS" office:value="8300" calcext:value-type="currency">
            <text:p>$8.300,00</text:p>
          </table:table-cell>
          <table:table-cell table:formula="of:=+[.I10]*1.1" office:value-type="currency" office:currency="ARS" office:value="9130" calcext:value-type="currency">
            <text:p>$9.130,00</text:p>
          </table:table-cell>
          <table:table-cell table:number-columns-repeated="6" office:value-type="currency" office:currency="ARS" office:value="9130" calcext:value-type="currency">
            <text:p>$9.130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Municipal</text:p>
          </table:table-cell>
          <table:covered-table-cell/>
          <table:table-cell/>
          <table:table-cell office:value-type="currency" office:currency="ARS" office:value="236" calcext:value-type="currency">
            <text:p>$236,00</text:p>
          </table:table-cell>
          <table:table-cell table:formula="of:=+236*1.4" office:value-type="currency" office:currency="ARS" office:value="330.4" calcext:value-type="currency">
            <text:p>$330,40</text:p>
          </table:table-cell>
          <table:table-cell table:formula="of:=+236*1.4" office:value-type="currency" office:currency="ARS" office:value="330.4" calcext:value-type="currency">
            <text:p>$330,40</text:p>
          </table:table-cell>
          <table:table-cell table:formula="of:=+236*1.4" office:value-type="currency" office:currency="ARS" office:value="330.4" calcext:value-type="currency">
            <text:p>$330,40</text:p>
          </table:table-cell>
          <table:table-cell table:formula="of:=+236*1.4" office:value-type="currency" office:currency="ARS" office:value="330.4" calcext:value-type="currency">
            <text:p>$330,40</text:p>
          </table:table-cell>
          <table:table-cell table:formula="of:=+236*1.4" office:value-type="currency" office:currency="ARS" office:value="330.4" calcext:value-type="currency">
            <text:p>$330,40</text:p>
          </table:table-cell>
          <table:table-cell table:number-columns-repeated="6" office:value-type="currency" office:currency="ARS" office:value="330.4" calcext:value-type="currency">
            <text:p>$330,4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Rentas</text:p>
          </table:table-cell>
          <table:covered-table-cell/>
          <table:table-cell/>
          <table:table-cell office:value-type="currency" office:currency="ARS" office:value="142" calcext:value-type="currency">
            <text:p>$142,00</text:p>
          </table:table-cell>
          <table:table-cell table:formula="of:=+142*1.4" office:value-type="currency" office:currency="ARS" office:value="198.8" calcext:value-type="currency">
            <text:p>$198,80</text:p>
          </table:table-cell>
          <table:table-cell table:formula="of:=+142*1.4" office:value-type="currency" office:currency="ARS" office:value="198.8" calcext:value-type="currency">
            <text:p>$198,80</text:p>
          </table:table-cell>
          <table:table-cell table:formula="of:=+142*1.4" office:value-type="currency" office:currency="ARS" office:value="198.8" calcext:value-type="currency">
            <text:p>$198,80</text:p>
          </table:table-cell>
          <table:table-cell table:formula="of:=+142*1.4" office:value-type="currency" office:currency="ARS" office:value="198.8" calcext:value-type="currency">
            <text:p>$198,80</text:p>
          </table:table-cell>
          <table:table-cell table:formula="of:=+142*1.4" office:value-type="currency" office:currency="ARS" office:value="198.8" calcext:value-type="currency">
            <text:p>$198,80</text:p>
          </table:table-cell>
          <table:table-cell table:number-columns-repeated="6" office:value-type="currency" office:currency="ARS" office:value="198.8" calcext:value-type="currency">
            <text:p>$198,8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gua</text:p>
          </table:table-cell>
          <table:covered-table-cell/>
          <table:table-cell/>
          <table:table-cell office:value-type="currency" office:currency="ARS" office:value="239.72" calcext:value-type="currency">
            <text:p>$239,72</text:p>
          </table:table-cell>
          <table:table-cell table:formula="of:=+[.E13]*1.4" office:value-type="currency" office:currency="ARS" office:value="335.608" calcext:value-type="currency">
            <text:p>$335,61</text:p>
          </table:table-cell>
          <table:table-cell table:number-columns-repeated="10" office:value-type="currency" office:currency="ARS" office:value="335.61" calcext:value-type="currency">
            <text:p>$335,6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I.I.B.B.</text:p>
          </table:table-cell>
          <table:covered-table-cell/>
          <table:table-cell/>
          <table:table-cell office:value-type="currency" office:currency="ARS" office:value="150" calcext:value-type="currency">
            <text:p>$150,00</text:p>
          </table:table-cell>
          <table:table-cell table:formula="of:=+[.E14]*1.4" office:value-type="currency" office:currency="ARS" office:value="11620" calcext:value-type="currency">
            <text:p>$11.620,00</text:p>
          </table:table-cell>
          <table:table-cell table:number-columns-repeated="10" office:value-type="currency" office:currency="ARS" office:value="210" calcext:value-type="currency">
            <text:p>$210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. Eléctrica</text:p>
          </table:table-cell>
          <table:covered-table-cell/>
          <table:table-cell table:number-columns-repeated="3"/>
          <table:table-cell office:value-type="currency" office:currency="ARS" office:value="1000" calcext:value-type="currency">
            <text:p>$1.000,00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as</text:p>
          </table:table-cell>
          <table:covered-table-cell/>
          <table:table-cell table:number-columns-repeated="3"/>
          <table:table-cell office:value-type="currency" office:currency="ARS" office:value="100" calcext:value-type="currency">
            <text:p>$100,00</text:p>
          </table:table-cell>
          <table:table-cell/>
          <table:table-cell office:value-type="currency" office:currency="ARS" office:value="100" calcext:value-type="currency">
            <text:p>$100,00</text:p>
          </table:table-cell>
          <table:table-cell/>
          <table:table-cell office:value-type="currency" office:currency="ARS" office:value="100" calcext:value-type="currency">
            <text:p>$100,00</text:p>
          </table:table-cell>
          <table:table-cell/>
          <table:table-cell office:value-type="currency" office:currency="ARS" office:value="100" calcext:value-type="currency">
            <text:p>$100,00</text:p>
          </table:table-cell>
          <table:table-cell/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Timbrado</text:p>
          </table:table-cell>
          <table:covered-table-cell/>
          <table:table-cell/>
          <table:table-cell office:value-type="currency" office:currency="ARS" office:value="2312" calcext:value-type="currency">
            <text:p>$2.312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Honorarios</text:p>
          </table:table-cell>
          <table:covered-table-cell/>
          <table:table-cell table:number-columns-repeated="3" office:value-type="currency" office:currency="ARS" office:value="4000" calcext:value-type="currency">
            <text:p>$4.00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Monotributo</text:p>
          </table:table-cell>
          <table:covered-table-cell/>
          <table:table-cell table:number-columns-repeated="13" office:value-type="currency" office:currency="ARS" office:value="615" calcext:value-type="currency">
            <text:p>$615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Matrícula Inmuebles</text:p>
          </table:table-cell>
          <table:covered-table-cell/>
          <table:table-cell/>
          <table:table-cell office:value-type="currency" office:currency="ARS" office:value="120" calcext:value-type="currency">
            <text:p>$12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Averiguación gtias.</text:p>
          </table:table-cell>
          <table:covered-table-cell/>
          <table:table-cell/>
          <table:table-cell office:value-type="currency" office:currency="ARS" office:value="1200" calcext:value-type="currency">
            <text:p>$1.20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S.I.F.C.O.</text:p>
          </table:table-cell>
          <table:covered-table-cell/>
          <table:table-cell/>
          <table:table-cell table:number-columns-repeated="12" office:value-type="currency" office:currency="ARS" office:value="300" calcext:value-type="currency">
            <text:p>$300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. E. Ind.</text:p>
          </table:table-cell>
          <table:covered-table-cell/>
          <table:table-cell/>
          <table:table-cell office:value-type="currency" office:currency="ARS" office:value="630" calcext:value-type="currency">
            <text:p>$630,00</text:p>
          </table:table-cell>
          <table:table-cell table:number-columns-repeated="11" office:value-type="currency" office:currency="ARS" office:value="882" calcext:value-type="currency">
            <text:p>$882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xpensas</text:p>
          </table:table-cell>
          <table:covered-table-cell/>
          <table:table-cell/>
          <table:table-cell office:value-type="currency" office:currency="ARS" office:value="425" calcext:value-type="currency">
            <text:p>$425,00</text:p>
          </table:table-cell>
          <table:table-cell table:formula="of:=+[.E24]*1.4" office:value-type="currency" office:currency="ARS" office:value="595" calcext:value-type="currency">
            <text:p>$595,00</text:p>
          </table:table-cell>
          <table:table-cell table:number-columns-repeated="4" office:value-type="currency" office:currency="ARS" office:value="595" calcext:value-type="currency">
            <text:p>$595,00</text:p>
          </table:table-cell>
          <table:table-cell table:formula="of:=+595*1.3" office:value-type="currency" office:currency="ARS" office:value="773.5" calcext:value-type="currency">
            <text:p>$773,50</text:p>
          </table:table-cell>
          <table:table-cell table:number-columns-repeated="5" office:value-type="currency" office:currency="ARS" office:value="773.5" calcext:value-type="currency">
            <text:p>$773,5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Seguro Civil</text:p>
          </table:table-cell>
          <table:covered-table-cell/>
          <table:table-cell/>
          <table:table-cell table:number-columns-repeated="6" office:value-type="currency" office:currency="ARS" office:value="800" calcext:value-type="currency">
            <text:p>$800,00</text:p>
          </table:table-cell>
          <table:table-cell table:formula="of:=+[.J25]*1.4" office:value-type="currency" office:currency="ARS" office:value="1120" calcext:value-type="currency">
            <text:p>$1.120,00</text:p>
          </table:table-cell>
          <table:table-cell table:number-columns-repeated="5" office:value-type="currency" office:currency="ARS" office:value="1120" calcext:value-type="currency">
            <text:p>$1.120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Trámites Municipalidad</text:p>
          </table:table-cell>
          <table:covered-table-cell/>
          <table:table-cell/>
          <table:table-cell office:value-type="currency" office:currency="ARS" office:value="2000" calcext:value-type="currency">
            <text:p>$2.000,00</text:p>
          </table:table-cell>
          <table:table-cell table:number-columns-repeated="11"/>
        </table:table-row>
        <table:table-row table:style-name="ro1">
          <table:table-cell/>
          <table:table-cell table:style-name="ce55" office:value-type="string" calcext:value-type="string" table:number-columns-spanned="2" table:number-rows-spanned="1">
            <text:p>Inversión Inicial</text:p>
          </table:table-cell>
          <table:covered-table-cell/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2" table:number-rows-spanned="1">
            <text:p>Heladeras</text:p>
          </table:table-cell>
          <table:covered-table-cell/>
          <table:table-cell/>
          <table:table-cell office:value-type="currency" office:currency="ARS" office:value="30000" calcext:value-type="currency">
            <text:p>$30.00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Horno Eléctrico</text:p>
          </table:table-cell>
          <table:covered-table-cell/>
          <table:table-cell/>
          <table:table-cell office:value-type="currency" office:currency="ARS" office:value="4000" calcext:value-type="currency">
            <text:p>$4.00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Mesas</text:p>
          </table:table-cell>
          <table:covered-table-cell/>
          <table:table-cell/>
          <table:table-cell office:value-type="currency" office:currency="ARS" office:value="8000" calcext:value-type="currency">
            <text:p>$8.00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Sillas</text:p>
          </table:table-cell>
          <table:covered-table-cell/>
          <table:table-cell/>
          <table:table-cell office:value-type="currency" office:currency="ARS" office:value="8000" calcext:value-type="currency">
            <text:p>$8.00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Bacha</text:p>
          </table:table-cell>
          <table:covered-table-cell/>
          <table:table-cell/>
          <table:table-cell office:value-type="currency" office:currency="ARS" office:value="10000" calcext:value-type="currency">
            <text:p>$10.00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a</text:p>
          </table:table-cell>
          <table:covered-table-cell/>
          <table:table-cell/>
          <table:table-cell office:value-type="currency" office:currency="ARS" office:value="15000" calcext:value-type="currency">
            <text:p>$15.00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Luminarias / Electricidad</text:p>
          </table:table-cell>
          <table:covered-table-cell/>
          <table:table-cell/>
          <table:table-cell office:value-type="currency" office:currency="ARS" office:value="7000" calcext:value-type="currency">
            <text:p>$7.000,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2" table:number-rows-spanned="1">
            <text:p>Sueldos</text:p>
          </table:table-cell>
          <table:covered-table-cell/>
          <table:table-cell/>
          <table:table-cell table:number-columns-repeated="12" office:value-type="currency" office:currency="ARS" office:value="15000" calcext:value-type="currency">
            <text:p>$15.000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Honorarios Chacho</text:p>
          </table:table-cell>
          <table:covered-table-cell/>
          <table:table-cell office:value-type="currency" office:currency="ARS" office:value="2000" calcext:value-type="currency">
            <text:p>$2.000,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2" table:number-rows-spanned="1">
            <text:p>Diseño de Interior</text:p>
          </table:table-cell>
          <table:covered-table-cell/>
          <table:table-cell/>
          <table:table-cell office:value-type="currency" office:currency="ARS" office:value="20000" calcext:value-type="currency">
            <text:p>$20.000,0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60" table:formula="of:=SUM([.D6:.D37])" office:value-type="currency" office:currency="ARS" office:value="10295.29" calcext:value-type="currency">
            <text:p>$10.295,29</text:p>
          </table:table-cell>
          <table:table-cell table:style-name="ce60" table:formula="of:=SUM([.E10:.E37])" office:value-type="currency" office:currency="ARS" office:value="138469.72" calcext:value-type="currency">
            <text:p>$138.469,72</text:p>
          </table:table-cell>
          <table:table-cell table:style-name="ce60" table:formula="of:=SUM([.F6:.F37])" office:value-type="currency" office:currency="ARS" office:value="42976.808" calcext:value-type="currency">
            <text:p>$42.976,81</text:p>
          </table:table-cell>
          <table:table-cell table:style-name="ce60" table:formula="of:=SUM([.G6:.G37])" office:value-type="currency" office:currency="ARS" office:value="28666.81" calcext:value-type="currency">
            <text:p>$28.666,81</text:p>
          </table:table-cell>
          <table:table-cell table:style-name="ce60" table:formula="of:=SUM([.H6:.H37])" office:value-type="currency" office:currency="ARS" office:value="27566.81" calcext:value-type="currency">
            <text:p>$27.566,81</text:p>
          </table:table-cell>
          <table:table-cell table:style-name="ce60" table:formula="of:=SUM([.I6:.I37])" office:value-type="currency" office:currency="ARS" office:value="28366.81" calcext:value-type="currency">
            <text:p>$28.366,81</text:p>
          </table:table-cell>
          <table:table-cell table:style-name="ce60" table:formula="of:=SUM([.J6:.J37])" office:value-type="currency" office:currency="ARS" office:value="28396.81" calcext:value-type="currency">
            <text:p>$28.396,81</text:p>
          </table:table-cell>
          <table:table-cell table:style-name="ce60" table:formula="of:=SUM([.K6:.K37])" office:value-type="currency" office:currency="ARS" office:value="29695.31" calcext:value-type="currency">
            <text:p>$29.695,31</text:p>
          </table:table-cell>
          <table:table-cell table:style-name="ce60" table:formula="of:=SUM([.L6:.L37])" office:value-type="currency" office:currency="ARS" office:value="28895.31" calcext:value-type="currency">
            <text:p>$28.895,31</text:p>
          </table:table-cell>
          <table:table-cell table:style-name="ce60" table:formula="of:=SUM([.M6:.M37])" office:value-type="currency" office:currency="ARS" office:value="29695.31" calcext:value-type="currency">
            <text:p>$29.695,31</text:p>
          </table:table-cell>
          <table:table-cell table:style-name="ce60" table:formula="of:=SUM([.N6:.N37])" office:value-type="currency" office:currency="ARS" office:value="28895.31" calcext:value-type="currency">
            <text:p>$28.895,31</text:p>
          </table:table-cell>
          <table:table-cell table:style-name="ce60" table:formula="of:=SUM([.O6:.O37])" office:value-type="currency" office:currency="ARS" office:value="29695.31" calcext:value-type="currency">
            <text:p>$29.695,31</text:p>
          </table:table-cell>
          <table:table-cell table:style-name="ce60" table:formula="of:=SUM([.P6:.P37])" office:value-type="currency" office:currency="ARS" office:value="28895.31" calcext:value-type="currency">
            <text:p>$28.895,31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Costos Variables</text:p>
          </table:table-cell>
          <table:covered-table-cell table:style-name="Default"/>
          <table:table-cell table:style-name="Default" office:value-type="string" calcext:value-type="string">
            <text:p><text:s/></text:p>
          </table:table-cell>
          <table:table-cell table:style-name="ce61" office:value-type="string" calcext:value-type="string" table:number-columns-spanned="3" table:number-rows-spanned="1">
            <text:p>P – C.V. = MARGEN BRUTO</text:p>
          </table:table-cell>
          <table:covered-table-cell table:number-columns-repeated="2" table:style-name="Default"/>
          <table:table-cell table:style-name="ce56" office:value-type="string" calcext:value-type="string" table:number-columns-spanned="4" table:number-rows-spanned="1">
            <text:p>C.F. / MARGEN BRUTO = CANTIDAD DE EQUILIBRIO</text:p>
          </table:table-cell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Frutas y verduras</text:p>
          </table:table-cell>
          <table:covered-table-cell table:style-name="Default"/>
          <table:table-cell table:style-name="Default" table:number-columns-repeated="1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Vasos descartables</text:p>
          </table:table-cell>
          <table:covered-table-cell table:style-name="Default"/>
          <table:table-cell table:style-name="Default" table:number-columns-repeated="1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Café</text:p>
          </table:table-cell>
          <table:covered-table-cell table:style-name="Default"/>
          <table:table-cell table:style-name="Default" table:number-columns-repeated="1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Azúcar</text:p>
          </table:table-cell>
          <table:covered-table-cell table:style-name="Default"/>
          <table:table-cell table:style-name="Default" table:number-columns-repeated="1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Leche</text:p>
          </table:table-cell>
          <table:covered-table-cell table:style-name="Default"/>
          <table:table-cell table:style-name="Default" table:number-columns-repeated="1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Edulcorante</text:p>
          </table:table-cell>
          <table:covered-table-cell table:style-name="Default"/>
          <table:table-cell table:style-name="Default" table:number-columns-repeated="1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Barras de cereal</text:p>
          </table:table-cell>
          <table:covered-table-cell table:style-name="Default"/>
          <table:table-cell table:style-name="Default" table:number-columns-repeated="1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Sanguches</text:p>
          </table:table-cell>
          <table:covered-table-cell table:style-name="Default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4.99mm" fo:margin-right="4.99mm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16:28:58.7008289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9:42:08.874293567</meta:creation-date>
    <dc:date>2016-11-13T16:35:33.904519776</dc:date>
    <meta:editing-duration>PT5H10M22S</meta:editing-duration>
    <meta:editing-cycles>57</meta:editing-cycles>
    <meta:generator>LibreOffice/5.1.4.2$Linux_X86_64 LibreOffice_project/10m0$Build-2</meta:generator>
    <meta:print-date>2016-11-10T21:16:44.968297975</meta:print-date>
    <meta:document-statistic meta:table-count="3" meta:cell-count="5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66cm" svg:y="0.316cm" chart:style-name="ch2">
          <text:p>Gastos Fijos</text:p>
        </chart:title>
        <chart:legend chart:legend-position="end" svg:x="8.271cm" svg:y="2.209cm" style:legend-expansion="high" chart:style-name="ch3"/>
        <chart:plot-area chart:style-name="ch4" table:cell-range-address="Hoja3.B10:Hoja3.C26 Hoja3.E10:Hoja3.E26" chart:data-source-has-labels="column" svg:x="0.32cm" svg:y="1.275cm" svg:width="7.631cm" svg:height="7.545cm">
          <chartooo:coordinate-region svg:x="0.363cm" svg:y="1.276cm" svg:width="7.544cm" svg:height="7.544cm"/>
          <chart:axis chart:dimension="x" chart:name="primary-x" chart:style-name="ch5" chartooo:axis-type="auto">
            <chartooo:date-scale/>
            <chart:categories table:cell-range-address="Hoja3.B10:Hoja3.C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3.E10:Hoja3.E2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Alquiler</text:p>
                <text:list>
                  <text:list-item>
                    <text:p>Alquiler</text:p>
                  </text:list-item>
                  <text:list-item>
                    <text:p/>
                  </text:list-item>
                </text:list>
                <draw:g>
                  <svg:desc>Hoja3.B10:Hoja3.C26</svg:desc>
                </draw:g>
              </table:table-cell>
              <table:table-cell office:value-type="float" office:value="8300">
                <text:p>8300</text:p>
                <draw:g>
                  <svg:desc>Hoja3.E10:Hoja3.E26</svg:desc>
                </draw:g>
              </table:table-cell>
            </table:table-row>
            <table:table-row>
              <table:table-cell office:value-type="string">
                <text:p>Municipal</text:p>
                <text:list>
                  <text:list-item>
                    <text:p>Municip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Rentas</text:p>
                <text:list>
                  <text:list-item>
                    <text:p>Rent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gua</text:p>
                <text:list>
                  <text:list-item>
                    <text:p>Agu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9.72">
                <text:p>239.72</text:p>
              </table:table-cell>
            </table:table-row>
            <table:table-row>
              <table:table-cell office:value-type="string">
                <text:p>I.I.B.B.</text:p>
                <text:list>
                  <text:list-item>
                    <text:p>I.I.B.B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E. Eléctrica</text:p>
                <text:list>
                  <text:list-item>
                    <text:p>E. Eléctri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s</text:p>
                <text:list>
                  <text:list-item>
                    <text:p>G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brado</text:p>
                <text:list>
                  <text:list-item>
                    <text:p>Timbrad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Honorarios</text:p>
                <text:list>
                  <text:list-item>
                    <text:p>Honorari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Monotributo</text:p>
                <text:list>
                  <text:list-item>
                    <text:p>Monotribut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Matrícula Inmuebles</text:p>
                <text:list>
                  <text:list-item>
                    <text:p>Matrícula Inmueb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veriguación gtias.</text:p>
                <text:list>
                  <text:list-item>
                    <text:p>Averiguación gtias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S.I.F.C.O.</text:p>
                <text:list>
                  <text:list-item>
                    <text:p>S.I.F.C.O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om. E. Ind.</text:p>
                <text:list>
                  <text:list-item>
                    <text:p>Com. E. Ind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Expensas</text:p>
                <text:list>
                  <text:list-item>
                    <text:p>Expens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Seguro Civil</text:p>
                <text:list>
                  <text:list-item>
                    <text:p>Seguro Civ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Trámites Municipalidad</text:p>
                <text:list>
                  <text:list-item>
                    <text:p>Trámites Municipalida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56cm" svg:y="0.316cm" chart:style-name="ch2">
          <text:p>Inversión Inicial</text:p>
        </chart:title>
        <chart:legend chart:legend-position="end" svg:x="11.461cm" svg:y="1.96cm" style:legend-expansion="high" chart:style-name="ch3"/>
        <chart:plot-area chart:style-name="ch4" table:cell-range-address="Hoja3.B28:Hoja3.C37 Hoja3.E28:Hoja3.E37" chart:data-source-has-labels="column" svg:x="0.32cm" svg:y="1.275cm" svg:width="10.821cm" svg:height="7.545cm">
          <chartooo:coordinate-region svg:x="1.958cm" svg:y="1.276cm" svg:width="7.544cm" svg:height="7.544cm"/>
          <chart:axis chart:dimension="x" chart:name="primary-x" chart:style-name="ch5" chartooo:axis-type="auto">
            <chartooo:date-scale/>
            <chart:categories table:cell-range-address="Hoja3.B28:Hoja3.C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3.E28:Hoja3.E3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Heladeras</text:p>
                <text:list>
                  <text:list-item>
                    <text:p>Heladeras</text:p>
                  </text:list-item>
                  <text:list-item>
                    <text:p/>
                  </text:list-item>
                </text:list>
                <draw:g>
                  <svg:desc>Hoja3.B28:Hoja3.C37</svg:desc>
                </draw:g>
              </table:table-cell>
              <table:table-cell office:value-type="float" office:value="30000">
                <text:p>30000</text:p>
                <draw:g>
                  <svg:desc>Hoja3.E28:Hoja3.E37</svg:desc>
                </draw:g>
              </table:table-cell>
            </table:table-row>
            <table:table-row>
              <table:table-cell office:value-type="string">
                <text:p>Horno Eléctrico</text:p>
                <text:list>
                  <text:list-item>
                    <text:p>Horno Eléctric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Mesas</text:p>
                <text:list>
                  <text:list-item>
                    <text:p>Mes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Sillas</text:p>
                <text:list>
                  <text:list-item>
                    <text:p>Sill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Bacha</text:p>
                <text:list>
                  <text:list-item>
                    <text:p>Bach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Barra</text:p>
                <text:list>
                  <text:list-item>
                    <text:p>Barr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uminarias / Electricidad</text:p>
                <text:list>
                  <text:list-item>
                    <text:p>Luminarias / Electricida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Sueldos</text:p>
                <text:list>
                  <text:list-item>
                    <text:p>Sueld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Honorarios Chacho</text:p>
                <text:list>
                  <text:list-item>
                    <text:p>Honorarios Chach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eño de Interior</text:p>
                <text:list>
                  <text:list-item>
                    <text:p>Diseño de Interio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000">
                <text:p>2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